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 ciruja</text:p>
      <text:p text:style-name="Standard"/>
      <text:p text:style-name="P1">La noche estaba cerrada de oscura. Afuera llovía y adentro... adentro también llovía.</text:p>
      <text:p text:style-name="P1">El ciruja Ramirez extendió su brazo fuerte y lleno de bello para tomar la guitarra. De madera resistente, había sabido brillar antaño. Acariciando las cuerdas le cantó algunas coplas al agua, que caía desde el cielo.</text:p>
      <text:p text:style-name="P1">El silbido de la pava anunció que el agua estaba lista y la copla se cortó por la mitad. Se levantó del suelo, donde estaba tirado arriba de unas frazadas junto al perro y se arrimó al pequeño anafe que era alimentado por el gas de una garrafa. Apagó el fuego y llenó la calabacita de yerba secada al sol que guardaba en un tarro plateado de leche en polvo.</text:p>
      <text:p text:style-name="P1">El trabajo que le dio abrir la lata lo transportó al pasado, a los años en los que en la casa había una mujer y había un bebé. Se quedó como hipnotizado, con la mirada perdida atravesando la ventana pero sin tanta fuerza como para atravesar la lluvia. Esos tiempos ya no iban a volver.</text:p>
      <text:p text:style-name="P1"/>
      <text:p text:style-name="P1">Chupó la bombilla con fuerza y logró destaparla. El amargo que entró por su garganta se le hizo exquisito. Hacía varias horas ya que no le tiraba algo al cuerpo y éste se lo había hecho notar.</text:p>
      <text:p text:style-name="P1">Parado como estaba, junto a la ventana, se terminó la pava entera. Juntó la yerba usada en una bolsita; si tenía suerte al día siguiente saldría el sol. Limpió la calabacita con agua de la canilla. Con una pequeña sacudida dio por terminada la lavada y sin nada que oficie de escurreplatos, la dejó boca abajo sobre un repasador que ya hacía días descansaba seco y duro sobre la mesada.</text:p>
      <text:p text:style-name="P1"/>
      <text:p text:style-name="P1">Ya estaban asomando los primeros rayos de la mañana cuando enfiló para la catrera. Nunca había sido un hombre de la noche, pero desde que cambió de vida no había podido pegar un ojo bajo la luna. Un terror indescriptible lo aterraba cuando se iba a acostar y hasta que no sentía la seguridad de Febo, no podía entregarse a los brazos de Morfeo.</text:p>
      <text:p text:style-name="P1">Si se acostaba por la noche, siempre se repetía la misma pesadilla. Su pequeña Victoria, aunque bebé, llegaba caminando hasta estar junto a su lecho para empezar a llorar con desesperación. Cuando él intentaba calmarla pasaba lo verdaderamente tenebroso. Cada vez que, en el sueño, acariciaba a su hija, una parte de su cuerpo se desprendía. Así, si intentaba tomarla del brazo, la dejaba sin extremidades, si la acariciaba, le dejaba su mano marcada en el rostro y si intentaba revolverle los cabellos con las manos, le atravesaba el cráneo. Al final, la niña, terminaba deshaciéndose completamente para convertirse en una montañita de arena.</text:p>
      <text:p text:style-name="P1"/>
      <text:p text:style-name="P1">Los mediodías lo encontraban siempre boca abajo, resoplando alguna idea que la noche anterior le había dejando dando vueltas en la cabeza. A regañadientes se ponía de pie. No necesitaba vestirse porque no se sacaba la ropa para dormir. Se lavaba la cara con agua muy fría y salía a la calle a <text:soft-page-break/>buscarse algo de vida. Con un carro que había construido él mismo, con ruedas de bicicleta robada y una carrocería de chapa pintada de rojo, recorría las calles de la ciudad juntando cartones, vidrios y cualquier otra cosa que la gente le daba y que él luego podía vender.</text:p>
      <text:p text:style-name="P1"/>
      <text:p text:style-name="P1">Un día cualquiera, mientras cartoneaba con el carro, llegó a la puerta de una casa donde algunos obreros estaban sacando cosas a la calle, muebles viejos, bolsas con ropa y una estatua. Según le comentaron, la casa estaba deshabitada hacía algunos años y unos parientes lejanos del dueño la habían vendido para poner un centro comercial. El viejo caserón sobre una de las avenidas de la ciudad les debía haber representado un buen dineral. Era tal el abandono que tenía el ciruja, no sólo de su cuerpo sino también de su mente, que no reconoció el lugar hasta que, mientras se abría paso entre los muebles, estuvo frente a frente con la estatua. Cayó de rodillas y lloró amargamente, mientras la niña de sus sueños lo contemplaba inmóvil con sus ojos de pied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5T11:12:12</meta:creation-date>
    <meta:editing-duration>PT00H02M35S</meta:editing-duration>
    <meta:editing-cycles>2</meta:editing-cycles>
    <meta:generator>OpenOffice.org/3.2$Unix OpenOffice.org_project/320m12$Build-9483</meta:generator>
    <meta:initial-creator>jjconti </meta:initial-creator>
    <meta:document-statistic meta:table-count="0" meta:image-count="0" meta:object-count="0" meta:page-count="2" meta:paragraph-count="11" meta:word-count="686" meta:character-count="3843"/>
    <dc:date>2012-03-25T11:14:46</dc:date>
    <dc:creator>jjconti </dc:creator>
  </office:meta>
</office:document-meta>
</file>